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5da9e" officeooo:paragraph-rsid="0015da9e" style:font-weight-asian="bold" style:font-weight-complex="bold"/>
    </style:style>
    <style:style style:name="P2" style:family="paragraph" style:parent-style-name="Standard">
      <style:text-properties fo:font-weight="normal" officeooo:rsid="0015da9e" officeooo:paragraph-rsid="0015da9e" style:font-weight-asian="normal" style:font-weight-complex="normal"/>
    </style:style>
    <style:style style:name="P3" style:family="paragraph" style:parent-style-name="Standard">
      <style:text-properties fo:font-weight="normal" officeooo:rsid="0015da9e" officeooo:paragraph-rsid="0017d5a5" style:font-weight-asian="normal" style:font-weight-complex="normal"/>
    </style:style>
    <style:style style:name="P4" style:family="paragraph" style:parent-style-name="Standard">
      <style:text-properties fo:font-weight="normal" officeooo:rsid="0017af9b" officeooo:paragraph-rsid="0017af9b" style:font-weight-asian="normal" style:font-weight-complex="normal"/>
    </style:style>
    <style:style style:name="P5" style:family="paragraph" style:parent-style-name="Standard">
      <style:text-properties fo:font-weight="normal" officeooo:rsid="0017af9b" officeooo:paragraph-rsid="0015da9e" style:font-weight-asian="normal" style:font-weight-complex="normal"/>
    </style:style>
    <style:style style:name="P6" style:family="paragraph" style:parent-style-name="Standard">
      <style:text-properties fo:font-weight="normal" officeooo:rsid="001abcf6" officeooo:paragraph-rsid="001abcf6" style:font-weight-asian="normal" style:font-weight-complex="normal"/>
    </style:style>
    <style:style style:name="P7" style:family="paragraph" style:parent-style-name="Standard">
      <style:text-properties fo:font-weight="normal" officeooo:rsid="0017d5a5" officeooo:paragraph-rsid="0017d5a5" style:font-weight-asian="normal" style:font-weight-complex="normal"/>
    </style:style>
    <style:style style:name="P8" style:family="paragraph" style:parent-style-name="Standard">
      <style:text-properties fo:font-weight="normal" officeooo:rsid="001f53e8" officeooo:paragraph-rsid="001f53e8" style:font-weight-asian="normal" style:font-weight-complex="normal"/>
    </style:style>
    <style:style style:name="P9" style:family="paragraph" style:parent-style-name="Standard">
      <style:text-properties fo:font-weight="normal" officeooo:paragraph-rsid="0017af9b"/>
    </style:style>
    <style:style style:name="P10" style:family="paragraph" style:parent-style-name="Standard">
      <style:text-properties officeooo:paragraph-rsid="0017af9b"/>
    </style:style>
    <style:style style:name="P11" style:family="paragraph" style:parent-style-name="Standard">
      <style:text-properties officeooo:paragraph-rsid="0017d5a5"/>
    </style:style>
    <style:style style:name="P12" style:family="paragraph" style:parent-style-name="Standard">
      <style:text-properties officeooo:rsid="0017d5a5" officeooo:paragraph-rsid="0017d5a5"/>
    </style:style>
    <style:style style:name="P13" style:family="paragraph" style:parent-style-name="Standard">
      <style:text-properties officeooo:rsid="0017f766" officeooo:paragraph-rsid="0017f766"/>
    </style:style>
    <style:style style:name="P14" style:family="paragraph" style:parent-style-name="Standard">
      <style:text-properties officeooo:rsid="0017f766" officeooo:paragraph-rsid="0026ec25"/>
    </style:style>
    <style:style style:name="P15" style:family="paragraph" style:parent-style-name="Standard">
      <style:text-properties officeooo:rsid="0017f766" officeooo:paragraph-rsid="002befb4"/>
    </style:style>
    <style:style style:name="P16" style:family="paragraph" style:parent-style-name="Standard">
      <style:text-properties officeooo:rsid="00192a86" officeooo:paragraph-rsid="00192a86"/>
    </style:style>
    <style:style style:name="P17" style:family="paragraph" style:parent-style-name="Standard">
      <style:text-properties style:text-underline-style="solid" style:text-underline-width="auto" style:text-underline-color="font-color" officeooo:rsid="00192a86" officeooo:paragraph-rsid="00192a86"/>
    </style:style>
    <style:style style:name="P18" style:family="paragraph" style:parent-style-name="Standard">
      <style:text-properties style:text-underline-style="solid" style:text-underline-width="auto" style:text-underline-color="font-color" officeooo:rsid="001c1820" officeooo:paragraph-rsid="001c1820"/>
    </style:style>
    <style:style style:name="P19" style:family="paragraph" style:parent-style-name="Standard">
      <style:text-properties style:text-underline-style="solid" style:text-underline-width="auto" style:text-underline-color="font-color" fo:font-weight="bold" officeooo:rsid="0026ec25" officeooo:paragraph-rsid="0026ec25" style:font-weight-asian="bold" style:font-weight-complex="bold"/>
    </style:style>
    <style:style style:name="P20" style:family="paragraph" style:parent-style-name="Standard">
      <style:text-properties style:text-underline-style="none" officeooo:rsid="001c1820" officeooo:paragraph-rsid="001c1820"/>
    </style:style>
    <style:style style:name="P21" style:family="paragraph" style:parent-style-name="Standard">
      <style:text-properties style:text-underline-style="none" officeooo:rsid="001c4b55" officeooo:paragraph-rsid="001c4b55"/>
    </style:style>
    <style:style style:name="P22" style:family="paragraph" style:parent-style-name="Standard">
      <style:text-properties officeooo:rsid="001ce52b" officeooo:paragraph-rsid="001ce52b"/>
    </style:style>
    <style:style style:name="P23" style:family="paragraph" style:parent-style-name="Standard">
      <style:text-properties officeooo:paragraph-rsid="00213782"/>
    </style:style>
    <style:style style:name="P24" style:family="paragraph" style:parent-style-name="Standard">
      <style:text-properties officeooo:rsid="00213782" officeooo:paragraph-rsid="00213782"/>
    </style:style>
    <style:style style:name="P25" style:family="paragraph" style:parent-style-name="Standard">
      <style:text-properties officeooo:rsid="00216693" officeooo:paragraph-rsid="00216693"/>
    </style:style>
    <style:style style:name="P26" style:family="paragraph" style:parent-style-name="Standard">
      <style:text-properties officeooo:rsid="0026ec25" officeooo:paragraph-rsid="0026ec25"/>
    </style:style>
    <style:style style:name="P27" style:family="paragraph" style:parent-style-name="Standard">
      <style:text-properties officeooo:rsid="0026ec25" officeooo:paragraph-rsid="002befb4"/>
    </style:style>
    <style:style style:name="P28" style:family="paragraph" style:parent-style-name="Standard">
      <style:text-properties officeooo:rsid="002befb4" officeooo:paragraph-rsid="002befb4"/>
    </style:style>
    <style:style style:name="P29" style:family="paragraph" style:parent-style-name="Standard">
      <style:text-properties fo:font-style="normal" style:text-underline-style="solid" style:text-underline-width="auto" style:text-underline-color="font-color" officeooo:rsid="002befb4" officeooo:paragraph-rsid="002befb4" style:font-style-asian="normal" style:font-style-complex="normal"/>
    </style:style>
    <style:style style:name="T1" style:family="text">
      <style:text-properties fo:font-weight="normal" officeooo:rsid="0017af9b" style:font-weight-asian="normal" style:font-weight-complex="normal"/>
    </style:style>
    <style:style style:name="T2" style:family="text">
      <style:text-properties fo:font-weight="normal" officeooo:rsid="0017d5a5" style:font-weight-asian="normal" style:font-weight-complex="normal"/>
    </style:style>
    <style:style style:name="T3" style:family="text">
      <style:text-properties fo:font-weight="normal" officeooo:rsid="001f53e8" style:font-weight-asian="normal" style:font-weight-complex="normal"/>
    </style:style>
    <style:style style:name="T4" style:family="text">
      <style:text-properties fo:font-weight="normal" officeooo:rsid="00213782"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fo:font-weight="bold" officeooo:rsid="0026ec25" style:font-style-asian="normal" style:font-weight-asian="bold" style:font-style-complex="normal" style:font-weight-complex="bold"/>
    </style:style>
    <style:style style:name="T9" style:family="text">
      <style:text-properties officeooo:rsid="0017af9b"/>
    </style:style>
    <style:style style:name="T10" style:family="text">
      <style:text-properties officeooo:rsid="0017af9b" style:font-weight-asian="normal" style:font-weight-complex="normal"/>
    </style:style>
    <style:style style:name="T11" style:family="text">
      <style:text-properties officeooo:rsid="0017d5a5" style:font-weight-asian="normal" style:font-weight-complex="normal"/>
    </style:style>
    <style:style style:name="T12" style:family="text">
      <style:text-properties officeooo:rsid="0017d5a5"/>
    </style:style>
    <style:style style:name="T13" style:family="text">
      <style:text-properties officeooo:rsid="0017f766"/>
    </style:style>
    <style:style style:name="T14" style:family="text">
      <style:text-properties officeooo:rsid="00192a86"/>
    </style:style>
    <style:style style:name="T15" style:family="text">
      <style:text-properties officeooo:rsid="001abcf6"/>
    </style:style>
    <style:style style:name="T16" style:family="text">
      <style:text-properties officeooo:rsid="001c4b55"/>
    </style:style>
    <style:style style:name="T17" style:family="text">
      <style:text-properties officeooo:rsid="001daca5"/>
    </style:style>
    <style:style style:name="T18" style:family="text">
      <style:text-properties officeooo:rsid="001f53e8"/>
    </style:style>
    <style:style style:name="T19" style:family="text">
      <style:text-properties officeooo:rsid="00213782"/>
    </style:style>
    <style:style style:name="T20" style:family="text">
      <style:text-properties officeooo:rsid="00228e89"/>
    </style:style>
    <style:style style:name="T21" style:family="text">
      <style:text-properties officeooo:rsid="0026ec25"/>
    </style:style>
    <style:style style:name="T22" style:family="text">
      <style:text-properties officeooo:rsid="0028d7ba"/>
    </style:style>
    <style:style style:name="T23" style:family="text">
      <style:text-properties officeooo:rsid="002befb4"/>
    </style:style>
    <style:style style:name="T24" style:family="text">
      <style:text-properties fo:font-weight="bold" style:font-weight-asian="bold" style:font-weight-complex="bold"/>
    </style:style>
    <style:style style:name="T25" style:family="text">
      <style:text-properties fo:font-weight="bold" officeooo:rsid="0026ec25" style:font-weight-asian="bold" style:font-weight-complex="bold"/>
    </style:style>
    <style:style style:name="T26" style:family="text">
      <style:text-properties officeooo:rsid="002e2b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S TO TRANSCRIBE SPEECH USING GOOGLE SPEECH API (UBUNTU)</text:p>
      <text:p text:style-name="P1"/>
      <text:p text:style-name="P1"/>
      <text:p text:style-name="P2">1. Install Python3</text:p>
      <text:p text:style-name="P2"/>
      <text:p text:style-name="P4">2. install pip</text:p>
      <text:p text:style-name="P3"><text:tab/>sudo apt-get install python3-pip</text:p>
      <text:p text:style-name="P3"/>
      <text:p text:style-name="P9"><text:span text:style-name="T11">3</text:span><text:span text:style-name="T10">. Installing Google’s cloud speech client library.</text:span></text:p>
      <text:p text:style-name="P10"><text:span text:style-name="T1"><text:tab/></text:span><text:span text:style-name="T2">p</text:span><text:span text:style-name="T1">ip install –upgrade google-cloud-speech</text:span><text:line-break/><text:span text:style-name="T1"> <text:s/></text:span></text:p>
      <text:p text:style-name="P2"><text:span text:style-name="T12">4</text:span>. Install virtual environment (not necessary but recommended):</text:p>
      <text:p text:style-name="P2"><text:tab/><text:tab/></text:p>
      <text:p text:style-name="P2"><text:tab/><text:span text:style-name="T12">a</text:span>. install virtualenv</text:p>
      <text:p text:style-name="P2"><text:tab/><text:tab/>sudo pip3 install virtualenv</text:p>
      <text:p text:style-name="P2"/>
      <text:p text:style-name="P2"><text:tab/><text:span text:style-name="T12">b</text:span>. create virtualenv using Python interpreter</text:p>
      <text:p text:style-name="P2"><text:tab/><text:tab/>virtualenv -p &lt;<text:span text:style-name="T5">path-of-python-interpreter</text:span>&gt; &lt;<text:span text:style-name="T5">name-of-virtial-env</text:span>&gt;</text:p>
      <text:p text:style-name="P2"><text:tab/><text:tab/>example : virtualenv -p /<text:span text:style-name="T7">usr/bin/python3 VENV</text:span></text:p>
      <text:p text:style-name="P2"><text:tab/></text:p>
      <text:p text:style-name="P2"><text:tab/>Now, a folder named &lt;<text:span text:style-name="T6">name-of-virtual-env</text:span>&gt; should be created containing all the necessary <text:tab/>libraries.</text:p>
      <text:p text:style-name="P6"/>
      <text:p text:style-name="P5"><text:tab/>c. To activate the virtual environment, following command can be used:</text:p>
      <text:p text:style-name="P2"/>
      <text:p text:style-name="P2"><text:tab/><text:tab/><text:span text:style-name="T9">source VENV/bin/activate</text:span></text:p>
      <text:p text:style-name="P2"/>
      <text:p text:style-name="P11"><text:span text:style-name="T2">5. gcloud account needs to be set up to call Google’s cloud APIs. Follow instructions from </text:span><text:a xlink:type="simple" xlink:href="https://cloud.google.com/speech-to-text/docs/quickstart-protocol" text:style-name="Internet_20_link" text:visited-style-name="Visited_20_Internet_20_Link">https://cloud.google.com/speech-to-text/docs/quickstart-protocol</text:a> .</text:p>
      <text:p text:style-name="P12">While creating this account, billing details will be asked, but using speech API is free upto an extent <text:span text:style-name="T13">(60 mins)</text:span>.</text:p>
      <text:p text:style-name="P12"><text:span text:style-name="T13">Pricing details can be found in </text:span><text:a xlink:type="simple" xlink:href="https://cloud.google.com/speech-to-text/pricing?hl=uk" text:style-name="Internet_20_link" text:visited-style-name="Visited_20_Internet_20_Link">https://cloud.google.com/speech-to-text/pricing?hl=uk</text:a> .</text:p>
      <text:p text:style-name="P13">Using speech API is free till 60 mins of usage per month.</text:p>
      <text:p text:style-name="P24">After gcloud account is set up, there is an option to download credentials(json file) which is required while using client APIs.</text:p>
      <text:p text:style-name="P13"/>
      <text:p text:style-name="P16">6.Now, export GOOGLE_APPLICATION_CREDENTIALS <text:span text:style-name="T15">to the virtual environment and set it </text:span>as path of the credentials.json <text:span text:style-name="T19">(downloaded in step 5)</text:span>.</text:p>
      <text:p text:style-name="P16"/>
      <text:p text:style-name="P16">export GOOGLE_APPLICATION_CREDENTIALS="<text:span text:style-name="T5">&lt;absolute path of json containing credentials&gt;</text:span>" </text:p>
      <text:p text:style-name="P13"/>
      <text:p text:style-name="P13"><text:s/><text:span text:style-name="T8">USE CASE 1 (REAL TIME STREAMING)</text:span></text:p>
      <text:p text:style-name="P13"><text:span text:style-name="T21">1</text:span>. <text:span text:style-name="T21">Use</text:span> transcribeStream.py file, and execute it in virtualenv.</text:p>
      <text:p text:style-name="P13"><text:tab/></text:p>
      <text:p text:style-name="P13"><text:tab/>source bin/activate <text:s/>//<text:span text:style-name="T14">to activate virtual environment</text:span></text:p>
      <text:p text:style-name="P13"><text:tab/><text:span text:style-name="T14">python transcribeStream.py // to execute program </text:span></text:p>
      <text:p text:style-name="P13"><text:tab/></text:p>
      <text:p text:style-name="P13"/>
      <text:p text:style-name="P13"/>
      <text:p text:style-name="P16"><text:soft-page-break/><text:span text:style-name="T15">8</text:span>. Now start speaking using a microphone, and results should appear in the command line. The program also shows intermittent results as you speak, then, they are overriden by final generated sentence. You can say “exit” <text:span text:style-name="T22">or “quit”</text:span> any time to terminate the program. Also, the final results are stored in generated_speech.txt in the same directory where python file is stored. <text:span text:style-name="T19">generated_speech.txt can have more than one response results, depending on MAX_ALTERNATIVES param (param # 5 of Recognition Config).</text:span></text:p>
      <text:p text:style-name="P16"/>
      <text:p text:style-name="P25"><text:span text:style-name="T21">2.</text:span> During EXIT, a .wav file is also written back to <text:span text:style-name="T20">the </text:span>disk(same directory as python file) which contains the <text:span text:style-name="T20">recorded </text:span>audio<text:span text:style-name="T20">(recording.wav)</text:span> of current session.</text:p>
      <text:p text:style-name="P16"/>
      <text:p text:style-name="P19">USE CASE 2 (CONVERTING WAV FILES TO TEXT)</text:p>
      <text:p text:style-name="P26">1. Use SpeechToText.py, and execute it in virtual environment.</text:p>
      <text:p text:style-name="P26">2. Store all the wav files in one input directory.</text:p>
      <text:p text:style-name="P26">3. Now, execute the script giving input director and output directory as arguments. The script picks all the wav files from input directory and stores all the output generated text files in output directory.</text:p>
      <text:p text:style-name="P26"/>
      <text:p text:style-name="P14"><text:tab/>source bin/activate <text:s/>//<text:span text:style-name="T14">to activate virtual environment</text:span></text:p>
      <text:p text:style-name="P26"><text:tab/>python SpeechToText.py --input &lt;input_dir_name&gt; <text:s text:c="2"/>--output &lt;output_dir_name&gt;</text:p>
      <text:p text:style-name="P28"/>
      <text:p text:style-name="P29"><text:span text:style-name="T24">USE CASE 3 </text:span>(<text:span text:style-name="T25">CONVERTING WAV FILES TO TEXT </text:span><text:span text:style-name="T24">AND STORE RESULTS IN CSV</text:span>)</text:p>
      <text:p text:style-name="P27">1. Use SpeechToText_<text:span text:style-name="T23">csv</text:span>.py, and execute it in virtual environment.</text:p>
      <text:p text:style-name="P27">2. Store all the wav files in one input directory.</text:p>
      <text:p text:style-name="P27">3. Now, execute the script giving input director and output <text:span text:style-name="T23">csv</text:span> as arguments. The script picks all the wav files from input directory and stores all the <text:span text:style-name="T23">generated output responses in second column output csv (provided as argument)</text:span>. <text:span text:style-name="T26">In the first column of this csv, name of corresponding audio files are stored.</text:span></text:p>
      <text:p text:style-name="P27"/>
      <text:p text:style-name="P15"><text:tab/>source bin/activate <text:s/>//<text:span text:style-name="T14">to activate virtual environment</text:span></text:p>
      <text:p text:style-name="P27"><text:tab/>python SpeechToText_<text:span text:style-name="T23">csv</text:span>.py --input &lt;input_dir_name&gt; <text:s text:c="2"/>--output &lt;output_<text:span text:style-name="T23">csv</text:span>_name&gt;</text:p>
      <text:p text:style-name="P29"/>
      <text:p text:style-name="P16"/>
      <text:p text:style-name="P17"/>
      <text:p text:style-name="P18">PARAMETERS – RECOGNITION_CONFIG:</text:p>
      <text:p text:style-name="P18"/>
      <text:p text:style-name="P20">1. ENCODING : Encoding of audio data sent to API. <text:span text:style-name="T16">We are using LINEAR16 encoding.</text:span></text:p>
      <text:p text:style-name="P21">2. SAMPLE_RATE_HERTZ : Sample rate of the audio data sent (in hertz). Valid values are 8000-16000. <text:span text:style-name="T17">Lower sampling rate may reduce accuracy. </text:span>It is suggested to keep this 16000 Hz for optimal performance.</text:p>
      <text:p text:style-name="P22">3. LANGUAGE_CODE : language of the supplied audio. “en-US” is used for English.</text:p>
      <text:p text:style-name="P22">4. ENABLE_AUTOMATIC_PUNCTUATION : boolean parameter to enable basic punctuations (full stop, question mark, comma) in returned text.</text:p>
      <text:p text:style-name="P22">5. MAX_ALTERNATIVES : Integer parameter referring to the number of recognition hypothesis to be returned. Default is one. Please note that server may return fewer responses than this param value. The generated text should be in qualifying confidence value to be included in response. This param is set as <text:span text:style-name="T18">three</text:span> in transcribeStream.py, and it can be changed according to the requirements.</text:p>
      <text:p text:style-name="P8"/>
      <text:p text:style-name="P23"><text:span text:style-name="T3">The above mentioned parameters can be changed according to the requirements. </text:span><text:span text:style-name="T4">Also, there are many more fields which can be utilized according to the requirements. For more details, please refer to </text:span><text:a xlink:type="simple" xlink:href="https://cloud.google.com/speech-to-text/docs/reference/rest/v1/RecognitionConfig" text:style-name="Internet_20_link" text:visited-style-name="Visited_20_Internet_20_Link">https://cloud.google.com/speech-to-text/docs/reference/rest/v1/RecognitionConfig</text:a> .<text:span text:style-name="T3"> </text:span></text:p>
      <text:p text:style-name="P7"><text:soft-page-break/></text:p>
      <text:p text:style-name="P8">CHUNK – Audio Recording Parameter: In the python file, chunk refers to frame size. Streaming Recognition recognizes live audio as it is captured using microphone. The audio stream is split into chunks (or frames), and sent in consecutive messages. Larger frames are more efficient, but can cause high latency. 100 ms frame size is the suggested trade off between accuracy and latenc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22:25:52.868823111</meta:creation-date>
    <dc:date>2020-01-16T09:47:29.112793409</dc:date>
    <meta:editing-duration>PT2H23M52S</meta:editing-duration>
    <meta:editing-cycles>10</meta:editing-cycles>
    <meta:generator>LibreOffice/6.0.7.3$Linux_X86_64 LibreOffice_project/00m0$Build-3</meta:generator>
    <meta:document-statistic meta:table-count="0" meta:image-count="0" meta:object-count="0" meta:page-count="3" meta:paragraph-count="52" meta:word-count="731" meta:character-count="5030" meta:non-whitespace-character-count="4307"/>
  </office:meta>
</office:document-meta>
</file>